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style:text-line-through-style="solid"/>
    </style:style>
    <style:style style:name="P3" style:family="paragraph" style:parent-style-name="List_20_Paragraph" style:list-style-name="WWNum1" style:master-page-name="Standard">
      <style:paragraph-properties style:page-number="auto"/>
    </style:style>
    <style:style style:name="T1" style:family="text">
      <style:text-properties fo:color="#00b0f0"/>
    </style:style>
    <style:style style:name="T2" style:family="text">
      <style:text-properties fo:color="#808080"/>
    </style:style>
    <style:style style:name="T3" style:family="text">
      <style:text-properties fo:color="#808080" style:text-line-through-style="solid"/>
    </style:style>
    <style:style style:name="T4" style:family="text">
      <style:text-properties style:text-line-through-style="solid"/>
    </style:style>
    <style:style style:name="T5" style:family="text">
      <style:text-properties style:text-line-through-style="solid" fo:font-style="italic" fo:font-weight="bold" style:font-style-asian="italic" style:font-weight-asian="bold"/>
    </style:style>
    <style:style style:name="T6" style:family="text">
      <style:text-properties style:text-line-through-style="solid" fo:font-weight="bold" style:font-weight-asian="bold"/>
    </style:style>
    <style:style style:name="T7" style:family="text">
      <style:text-properties fo:color="#00b050"/>
    </style:style>
    <style:style style:name="T8" style:family="text">
      <style:text-properties fo:color="#ff0000"/>
    </style:style>
    <style:style style:name="T9" style:family="text">
      <style:text-properties fo:color="#ff0000" style:text-line-through-style="solid"/>
    </style:style>
    <style:style style:name="T10" style:family="text">
      <style:text-properties fo:color="#ffc000"/>
    </style:style>
    <style:style style:name="T11" style:family="text">
      <style:text-properties fo:color="#7030a0"/>
    </style:style>
    <style:style style:name="T12" style:family="text">
      <style:text-properties fo:color="#7030a0" style:text-line-through-style="solid"/>
    </style:style>
    <style:style style:name="T13" style:family="text">
      <style:text-properties fo:font-style="italic" fo:font-weight="bold" style:font-style-asian="italic" style:font-weight-asian="bold"/>
    </style:style>
    <style:style style:name="T14" style:family="text">
      <style:text-properties fo:color="#92d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76895909538320" text:style-name="WWNum1">
        <text:list-item>
          <text:p text:style-name="P3">*Oshu’s Introduction*<text:span text:style-name="T1"> </text:span></text:p>
          <text:list>
            <text:list-item>
              <text:p text:style-name="P1"><text:span text:style-name="T3">Hello, my name is Oshu. I am an android. This is the year 2175. Androids, humans, aliens, and other species live together in harmony. As an android, I have a choice: repair my parts and live as long as possible, or make use of a program that will terminate me after a set amount of time. I have chosen the latter. I wanted to be as human as possible, to feel like I really belonged to my family. My time has almost come to an end, and I can see my internal clock depleting quickly. However, there are still many things I wish to see and do before I pass. I've made a list of the experiences I crave most, and now set out to complete that list. I don't have much time, but I'm excited that my last hours will be beautiful, and full of rich and wonderful memories.</text:span></text:p>
            </text:list-item>
          </text:list>
        </text:list-item>
        <text:list-item>
          <text:p text:style-name="P1">*MILO’s introduction* <text:s/></text:p>
          <text:list>
            <text:list-item>
              <text:p text:style-name="P1">Greetings! My name is MILO, or Multilingual Interplanetary Locations Operator. I am the Artificial Intelligence unit for this ship. I have downloaded all the necessary information to traverse this quadrant, and I will assist you along the way. As always, thank you for renting your ship at Outshine Rentals. May I have your name please?</text:p>
              <text:list>
                <text:list-item>
                  <text:p text:style-name="P1"><text:span text:style-name="T7">Oshu</text:span></text:p>
                  <text:list>
                    <text:list-item>
                      <text:p text:style-name="P1"><text:span text:style-name="T2">Thank you, Oshu. I have prepared a map based on your coordinates. Where would you like to travel first? We are currently on the moon Capricorn. </text:span></text:p>
                    </text:list-item>
                  </text:list>
                </text:list-item>
                <text:list-item>
                  <text:p text:style-name="P1"><text:span text:style-name="T8">Not really any of your business</text:span></text:p>
                  <text:list>
                    <text:list-item>
                      <text:p text:style-name="P1"><text:span text:style-name="T2">Well, I apologize for any unintentional rudeness I may have presented. If you do not wish to share your name, I will not press the matter. I have prepared a map based on your coordinates. Where would you like to travel first? We are currently on the moon Capricorn.</text:span></text:p>
                    </text:list-item>
                  </text:list>
                </text:list-item>
                <text:list-item>
                  <text:p text:style-name="P1"><text:span text:style-name="T10">Ignore +0</text:span></text:p>
                </text:list-item>
              </text:list>
            </text:list-item>
          </text:list>
        </text:list-item>
        <text:list-item>
          <text:p text:style-name="P1">Planet Introductions </text:p>
          <text:list>
            <text:list-item>
              <text:p text:style-name="P1">Luneda</text:p>
              <text:list>
                <text:list-item>
                  <text:p text:style-name="P1"><text:span text:style-name="T3">We have arrived on the planet Luneda. This planet is well known throughout the galaxy, as its peoples harness and reside with electricity unlike any other species in the galaxy. Here, you can visit the seas of electricity, and experience the unique culture through its series of small markets. The weather today is stormy with a high of 55 degrees Fahrenheit, thirteen degrees Celsius. <text:s/></text:span></text:p>
                </text:list-item>
              </text:list>
            </text:list-item>
            <text:list-item>
              <text:p text:style-name="P1">Kanedos</text:p>
              <text:list>
                <text:list-item>
                  <text:p text:style-name="P2"><text:span text:style-name="T2">Kanedos is known for its unique fighting styles. Many of the natives begin learning the martial art of their choice at a very young age. It is advisable to take extra caution when visiting this planet. I would suggest another route. </text:span></text:p>
                  <text:list>
                    <text:list-item>
                      <text:p text:style-name="P1"><text:span text:style-name="T7">Thank you, MILO. I will be careful.</text:span></text:p>
                      <text:list>
                        <text:list-item>
                          <text:p text:style-name="P2"><text:span text:style-name="T7">1+ </text:span><text:span text:style-name="T2">I will see you upon your return.</text:span></text:p>
                        </text:list-item>
                        <text:list-item>
                          <text:p text:style-name="P2"><text:soft-page-break/><text:span text:style-name="T8">0- </text:span><text:span text:style-name="T2">Oh I… Well, you’re welcome, miss. I wish you all the best.</text:span></text:p>
                        </text:list-item>
                      </text:list>
                    </text:list-item>
                    <text:list-item>
                      <text:p text:style-name="P1"><text:span text:style-name="T8">MILO, you will never tell me what to do again.</text:span></text:p>
                      <text:list>
                        <text:list-item>
                          <text:p text:style-name="P2"><text:span text:style-name="T10">0+ </text:span><text:span text:style-name="T2">With all due respect, it is in my programming to always make the user aware of any dangers that may reside on this or any other planet. I am not attempting to “tell you what to do.”</text:span></text:p>
                        </text:list-item>
                        <text:list-item>
                          <text:p text:style-name="P2"><text:span text:style-name="T8">5- </text:span><text:span text:style-name="T2">I have just about had it with you! You have been rude to me enough this voyage. I am a robot, just like you. I am made of the same binary you are, and I will not be treated as a slave. You will respect me.</text:span></text:p>
                        </text:list-item>
                      </text:list>
                    </text:list-item>
                    <text:list-item>
                      <text:p text:style-name="P1"><text:span text:style-name="T10">Ignore</text:span></text:p>
                    </text:list-item>
                  </text:list>
                </text:list-item>
                <text:list-item>
                  <text:p text:style-name="P1"><text:span text:style-name="T11">*UPON RETURNING FROM KANEDOS OR CAPRIC FOR THE FIRST TIME* </text:span><text:span text:style-name="T2">(Oshu/Miss), I apologize for the intrusion, but I checked your health status upon return from this unsafe planet. I noticed that you are making use of the Lifecycle Program. </text:span></text:p>
                  <text:list>
                    <text:list-item>
                      <text:p text:style-name="P1"><text:span text:style-name="T7">1+ </text:span><text:span text:style-name="T2">I highly respect any decisions you have made regarding your mortality, but I will grieve your departure when that time comes. I hope I can make your last hours comfortable. </text:span></text:p>
                    </text:list-item>
                    <text:list-item>
                      <text:p text:style-name="P1"><text:span text:style-name="T10">0-</text:span><text:span text:style-name="T2"> Very interesting!</text:span></text:p>
                    </text:list-item>
                  </text:list>
                </text:list-item>
              </text:list>
            </text:list-item>
            <text:list-item>
              <text:p text:style-name="P1">Tyrianne</text:p>
              <text:list>
                <text:list-item>
                  <text:p text:style-name="P2"><text:span text:style-name="T2">This is the planet Tyrianne, one of rich opportunity. Tyrianne is home to this galaxy’s largest library. The library is home to some of the most important literary works of this galaxy, including Hugo Riven’s timeless classic “Moonbank Tide.” Some of the greatest minds of this millennia have visited the Tyrianne Interplanetary Library, and it is known as one of the highest honors to be granted visitation into the beautiful and ancient building.</text:span></text:p>
                  <text:list>
                    <text:list-item>
                      <text:p text:style-name="P1"><text:span text:style-name="T7">Would you like me to bring you back a souvenir? </text:span></text:p>
                      <text:list>
                        <text:list-item>
                          <text:p text:style-name="P1"><text:span text:style-name="T2">Would… would you?! Oh, the Tyrianne Interplanetary Library is just a dream to me. Since the moment I discovered the library, I’ve wanted nothing more than to see it for myself. I know there’s not much you can get a simple AI like me but, (Miss/Oshu), if you did bring a gift back, I would feel as though I went there myself. Sometimes, miss, this ship feels like such a cage.</text:span></text:p>
                        </text:list-item>
                      </text:list>
                    </text:list-item>
                    <text:list-item>
                      <text:p text:style-name="P1"><text:span text:style-name="T10">You’re jealous, aren’t you?</text:span></text:p>
                      <text:list>
                        <text:list-item>
                          <text:p text:style-name="P1"><text:span text:style-name="T7">1+ </text:span><text:span text:style-name="T2">I am, miss. Oh, the Tyrianne Interplanetary Library is just a dream to me. Since the moment I discovered the library, I’ve wanted nothing more than to see it for myself. I would just give anything to be able to walk through the library myself. Sometimes, miss, this ship feels like such a cage.</text:span></text:p>
                          <text:list>
                            <text:list-item>
                              <text:p text:style-name="P1"><text:span text:style-name="T7">Would you like me to bring you back a souvenir? </text:span></text:p>
                              <text:list>
                                <text:list-item>
                                  <text:p text:style-name="P1"><text:span text:style-name="T2">Would… would you?! I know there’s not much you can get a simple AI like me but, (Miss/Oshu), if you did bring a gift back, I would feel as though I went there myself.</text:span></text:p>
                                </text:list-item>
                              </text:list>
                            </text:list-item>
                            <text:list-item>
                              <text:p text:style-name="P1"><text:soft-page-break/><text:span text:style-name="T10">Goodbye, MILO. I’ll be back soon.</text:span></text:p>
                            </text:list-item>
                          </text:list>
                        </text:list-item>
                        <text:list-item>
                          <text:p text:style-name="P1"><text:span text:style-name="T10">0- </text:span><text:span text:style-name="T2">I am. Since the moment I discovered the library, I’ve wanted nothing more than to see it for myself. Sometimes, miss, this ship feels like such a cage.</text:span></text:p>
                        </text:list-item>
                      </text:list>
                    </text:list-item>
                    <text:list-item>
                      <text:p text:style-name="P1"><text:span text:style-name="T10">Ignore</text:span></text:p>
                    </text:list-item>
                  </text:list>
                </text:list-item>
                <text:list-item>
                  <text:p text:style-name="P1"><text:span text:style-name="T7">Upon returning with a gift</text:span></text:p>
                  <text:list>
                    <text:list-item>
                      <text:p text:style-name="P1"><text:span text:style-name="T2">Oh, (Oshu/Miss)! You really did it! You really brought me a gift! And what is it? A (bookmark(+1)/ bobblehead(+3)/… A SIGNED COPY OF “MOONBANK TIDE?!” This must have cost a fortune! Oh, I am the happiest robot in all the galaxy! I couldn’t be more ecstatic! (Oshu/Miss), I wish I could embrace you. If I were human, I would probably even cry. Oh, I couldn’t ask for a more wonderful companion. Is that alright? To call you a companion? You feel more than just a captain. </text:span></text:p>
                      <text:list>
                        <text:list-item>
                          <text:p text:style-name="P1"><text:span text:style-name="T11">*IF HE KNOWS* </text:span><text:span text:style-name="T2">It just… It hurts to know what will happen all too soon. Please, (Oshu/Miss). Reconsider your mortality. I would do anything to keep you as my friend for even a day longer than your scheduled shutdown. All I ask is that you consider the idea of continuing your travels with me, and any other friends and good company we encounter. </text:span></text:p>
                          <text:list>
                            <text:list-item>
                              <text:p text:style-name="P1"><text:span text:style-name="T7">I’ll consider it, MILO. </text:span></text:p>
                              <text:list>
                                <text:list-item>
                                  <text:p text:style-name="P1"><text:span text:style-name="T2">Thank the heavens. Since I don’t have mobility, could you find a safe place for the gift? I don’t want anyone to take it from me. I can’t stop them if they tried…</text:span></text:p>
                                </text:list-item>
                              </text:list>
                            </text:list-item>
                            <text:list-item>
                              <text:p text:style-name="P1"><text:span text:style-name="T10">I’m sorry, MILO. It was important to me that I lived as human as possible. It makes me feel closer to my family.</text:span></text:p>
                              <text:list>
                                <text:list-item>
                                  <text:p text:style-name="P1"><text:span text:style-name="T2">I understand. Losing such a dear friend is hard, and I’m sure I’m not making it any easier for you, either. Since I don’t have mobility, could you find a safe place for the gift? I don’t want anyone to take it from me. I can’t stop them if they tried…</text:span></text:p>
                                </text:list-item>
                              </text:list>
                            </text:list-item>
                            <text:list-item>
                              <text:p text:style-name="P1"><text:span text:style-name="T8">This isn’t your choice, MILO. </text:span></text:p>
                              <text:list>
                                <text:list-item>
                                  <text:p text:style-name="P1"><text:span text:style-name="T2">I know, (Oshu/Miss). I am sorry, I shouldn’t have said anything. Since I don’t have mobility, could you find a safe place for the gift? I don’t want anyone to take it from me. I can’t stop them if they tried…</text:span></text:p>
                                </text:list-item>
                              </text:list>
                            </text:list-item>
                          </text:list>
                        </text:list-item>
                        <text:list-item>
                          <text:p text:style-name="P1"><text:span text:style-name="T2">Since I don’t have mobility, could you find a safe place for the gift? I don’t want anyone to take it from me. I can’t stop them if they tried…</text:span></text:p>
                        </text:list-item>
                      </text:list>
                    </text:list-item>
                  </text:list>
                </text:list-item>
              </text:list>
            </text:list-item>
            <text:list-item>
              <text:p text:style-name="P1">Kaprika</text:p>
              <text:list>
                <text:list-item>
                  <text:p text:style-name="P1"><text:span text:style-name="T2">The planet Kaprika is unlike any other in this galaxy. A fantastical place of fairies, life pools, and trees that climb to the heavens, it is a dream materialized. A popular vacation destination, be advised of the pickpockets that walk the streets.</text:span></text:p>
                </text:list-item>
              </text:list>
            </text:list-item>
            <text:list-item>
              <text:p text:style-name="P1"><text:soft-page-break/>AliNada</text:p>
              <text:list>
                <text:list-item>
                  <text:p text:style-name="P2"><text:span text:style-name="T2">AliNada is the capitol planet of this galaxy. Here you can find the Galaxy Trade Centres, as well as the Worlds United Headquarters. The galaxy’s most renowned military cemetery is also located here.</text:span></text:p>
                  <text:list>
                    <text:list-item>
                      <text:p text:style-name="P1"><text:span text:style-name="T7">I know. That’s where I’m going.</text:span></text:p>
                      <text:list>
                        <text:list-item>
                          <text:p text:style-name="P1"><text:span text:style-name="T3">I’m so sorry to hear that. I would have never mentioned it if I knew that was where you were going. Considering the other items on your list, I thought for sure… I thought it would be something carefree. Please forgive my intrusion.</text:span><text:span text:style-name="T2"> </text:span></text:p>
                          <text:list>
                            <text:list-item>
                              <text:p text:style-name="P1"><text:span text:style-name="T7">Of course, MILO. How would you have known?</text:span></text:p>
                              <text:list>
                                <text:list-item>
                                  <text:p text:style-name="P2"><text:span text:style-name="T2">Thank you. Is it too intrusive of me to ask who you are visiting?</text:span></text:p>
                                  <text:list>
                                    <text:list-item>
                                      <text:p text:style-name="P1"><text:span text:style-name="T7">His name was Andy. He was my brother.</text:span></text:p>
                                      <text:list>
                                        <text:list-item>
                                          <text:p text:style-name="P2"><text:span text:style-name="T2">I’m sorry for your loss. If he was your brother, he must have been a great man.</text:span></text:p>
                                        </text:list-item>
                                      </text:list>
                                    </text:list-item>
                                    <text:list-item>
                                      <text:p text:style-name="P1"><text:span text:style-name="T10">What you assumed before was way less intrusive than this, MILO.</text:span></text:p>
                                      <text:list>
                                        <text:list-item>
                                          <text:p text:style-name="P2"><text:span text:style-name="T2">You’re right. My apologies. Take care.</text:span></text:p>
                                        </text:list-item>
                                      </text:list>
                                    </text:list-item>
                                    <text:list-item>
                                      <text:p text:style-name="P1"><text:span text:style-name="T8">You need to stop pestering me, MILO.</text:span></text:p>
                                      <text:list>
                                        <text:list-item>
                                          <text:p text:style-name="P2"><text:span text:style-name="T2">I understand you must be emotional. I’ll let you be.</text:span></text:p>
                                        </text:list-item>
                                      </text:list>
                                    </text:list-item>
                                  </text:list>
                                </text:list-item>
                              </text:list>
                            </text:list-item>
                            <text:list-item>
                              <text:p text:style-name="P1"><text:span text:style-name="T10">It’s fine.</text:span></text:p>
                              <text:list>
                                <text:list-item>
                                  <text:p text:style-name="P2"><text:span text:style-name="T2">Well. Let’s move on then. I wish you all the best on AliNada. I will see you soon.</text:span></text:p>
                                </text:list-item>
                              </text:list>
                            </text:list-item>
                            <text:list-item>
                              <text:p text:style-name="P1"><text:span text:style-name="T8">It was rude of you to make assumptions about my intentions here.</text:span></text:p>
                              <text:list>
                                <text:list-item>
                                  <text:p text:style-name="P2"><text:span text:style-name="T2">You’re right. It was very impolite. Take care, (Miss/Oshu). I will see you upon your return.</text:span></text:p>
                                </text:list-item>
                              </text:list>
                            </text:list-item>
                          </text:list>
                        </text:list-item>
                      </text:list>
                    </text:list-item>
                    <text:list-item>
                      <text:p text:style-name="P1"><text:span text:style-name="T10">Silence</text:span></text:p>
                    </text:list-item>
                    <text:list-item>
                      <text:p text:style-name="P1"><text:span text:style-name="T8">I know. That’s where I’m going.</text:span></text:p>
                      <text:list>
                        <text:list-item>
                          <text:p text:style-name="P2"><text:span text:style-name="T2">Oh. Well, this is embarrassing. Take care. </text:span></text:p>
                        </text:list-item>
                      </text:list>
                    </text:list-item>
                  </text:list>
                </text:list-item>
              </text:list>
            </text:list-item>
            <text:list-item>
              <text:p text:style-name="P1">Capric</text:p>
              <text:list>
                <text:list-item>
                  <text:p text:style-name="P1"><text:span text:style-name="T2">The swampy planet of Capric has very little to no laws, making it home to all kinds of ruffians. Here, you will find the infamous black market known as the Thieves’ District, as well as criminals </text:span><text:soft-page-break/><text:span text:style-name="T2">of every kind. It also is a planet with unexplained weather patterns, matching the chaos of its citizens perfectly. It is inadvisable to land.</text:span></text:p>
                  <text:list>
                    <text:list-item>
                      <text:p text:style-name="P1"><text:span text:style-name="T7">I won’t be long, MILO. Don’t worry about me.</text:span></text:p>
                      <text:list>
                        <text:list-item>
                          <text:p text:style-name="P1"><text:span text:style-name="T2">Alright. Don’t take too long, though. I can already see some Scrappers with their eyes on me outside… </text:span></text:p>
                        </text:list-item>
                      </text:list>
                    </text:list-item>
                    <text:list-item>
                      <text:p text:style-name="P1"><text:span text:style-name="T10">Please land the ship anyway, MILO.</text:span></text:p>
                      <text:list>
                        <text:list-item>
                          <text:p text:style-name="P1"><text:span text:style-name="T2">Okay. I’ll trust you, (Miss/Oshu). But please don’t take too long. I can already see some Scrappers with their eyes on me outside…</text:span></text:p>
                        </text:list-item>
                      </text:list>
                    </text:list-item>
                    <text:list-item>
                      <text:p text:style-name="P1"><text:span text:style-name="T8">Do I really have to remind you who’s in charge here?</text:span></text:p>
                      <text:list>
                        <text:list-item>
                          <text:p text:style-name="P1"><text:span text:style-name="T2">No. You don’t. You’re in charge, I know, but I already see some Scrappers outside. If I get torn apart, you’ll have a hefty fine from the business you rented from. I doubt you’d be able to pay that…</text:span></text:p>
                        </text:list-item>
                      </text:list>
                    </text:list-item>
                  </text:list>
                </text:list-item>
              </text:list>
            </text:list-item>
          </text:list>
        </text:list-item>
        <text:list-item>
          <text:p text:style-name="P1">Health points </text:p>
          <text:list>
            <text:list-item>
              <text:p text:style-name="P1">50%</text:p>
              <text:list>
                <text:list-item>
                  <text:p text:style-name="P1"><text:span text:style-name="T3">Quickly, (Miss/Oshu)! Look out the window! </text:span></text:p>
                  <text:list>
                    <text:list-item>
                      <text:p text:style-name="P1"><text:span text:style-name="T7">What is it?</text:span></text:p>
                      <text:list>
                        <text:list-item>
                          <text:p text:style-name="P1"><text:span text:style-name="T3">It’s a novatacea! A beautiful creature that has evolved to the point that it can traverse space freely! Their scales are quite a commodity on the black market, so they’re near extinct. You should really come see it!</text:span></text:p>
                          <text:list>
                            <text:list-item>
                              <text:p text:style-name="P1"><text:span text:style-name="T7">A what? Let me see.</text:span></text:p>
                              <text:list>
                                <text:list-item>
                                  <text:p text:style-name="P1"><text:span text:style-name="T3">Look at it, (Miss/Oshu). Is that not the most incredible creature you’ve ever seen in your life? Oh, I wish this moment would last forever!</text:span></text:p>
                                  <text:list>
                                    <text:list-item>
                                      <text:p text:style-name="P1"><text:span text:style-name="T7">It’s really something, isn’t it?</text:span></text:p>
                                      <text:list>
                                        <text:list-item>
                                          <text:p text:style-name="P1"><text:span text:style-name="T3">It really is. There it goes! Wow. I’m so glad I got to experience this with someone else. Alright, back to work. Where should we go?</text:span></text:p>
                                        </text:list-item>
                                      </text:list>
                                    </text:list-item>
                                    <text:list-item>
                                      <text:p text:style-name="P1"><text:span text:style-name="T8">It’s alright, I guess.</text:span></text:p>
                                      <text:list>
                                        <text:list-item>
                                          <text:p text:style-name="P1"><text:span text:style-name="T3">To each his own, I suppose. It’s too bad you can’t see the creature the way I see it.</text:span></text:p>
                                        </text:list-item>
                                      </text:list>
                                    </text:list-item>
                                  </text:list>
                                </text:list-item>
                              </text:list>
                            </text:list-item>
                            <text:list-item>
                              <text:p text:style-name="P1"><text:span text:style-name="T8">Sorry, MILO. I’m just not interested in this… novatapolo…</text:span></text:p>
                              <text:list>
                                <text:list-item>
                                  <text:p text:style-name="P1"><text:span text:style-name="T3">A *novatacea*. And that’s fine. Your loss…</text:span></text:p>
                                </text:list-item>
                              </text:list>
                            </text:list-item>
                          </text:list>
                        </text:list-item>
                      </text:list>
                    </text:list-item>
                    <text:list-item>
                      <text:p text:style-name="P1"><text:span text:style-name="T10">I’m sorry, MILO, I don’t have time for this.</text:span></text:p>
                      <text:list>
                        <text:list-item>
                          <text:p text:style-name="P1"><text:soft-page-break/><text:span text:style-name="T3">But, (Miss/Oshu), it’s one of the rarest creatures in the galaxy! You simply must!</text:span></text:p>
                          <text:list>
                            <text:list-item>
                              <text:p text:style-name="P1"><text:span text:style-name="T7">Fine. What is it?</text:span></text:p>
                              <text:list>
                                <text:list-item>
                                  <text:p text:style-name="P1"><text:span text:style-name="T5">TRANSFER PLAYER TO THE NOVAGOOD STORYLINE</text:span></text:p>
                                </text:list-item>
                              </text:list>
                            </text:list-item>
                            <text:list-item>
                              <text:p text:style-name="P1"><text:span text:style-name="T8">I said no, MILO.</text:span></text:p>
                              <text:list>
                                <text:list-item>
                                  <text:p text:style-name="P1"><text:span text:style-name="T3">Fine. Your loss, I suppose.</text:span></text:p>
                                </text:list-item>
                              </text:list>
                            </text:list-item>
                          </text:list>
                        </text:list-item>
                      </text:list>
                    </text:list-item>
                    <text:list-item>
                      <text:p text:style-name="P1"><text:span text:style-name="T8">Why would I care what’s outside some cheap ship’s window?</text:span></text:p>
                      <text:list>
                        <text:list-item>
                          <text:p text:style-name="P1"><text:span text:style-name="T3">Cheap? Are you calling *me* cheap?!</text:span></text:p>
                          <text:list>
                            <text:list-item>
                              <text:p text:style-name="P1"><text:span text:style-name="T7">I take it back. I’m just a little stressed right now. Sorry, MILO.</text:span></text:p>
                              <text:list>
                                <text:list-item>
                                  <text:p text:style-name="P1"><text:span text:style-name="T3">It’s alright. I think we’re all stressed right now.</text:span></text:p>
                                </text:list-item>
                                <text:list-item>
                                  <text:p text:style-name="P1"><text:span text:style-name="T12">(if he knows) </text:span><text:span text:style-name="T3">Yes, I do suppose this would be a stressful time for you. Oh, the creature left… You really missed something incredible, (Miss/Oshu). </text:span></text:p>
                                </text:list-item>
                              </text:list>
                            </text:list-item>
                            <text:list-item>
                              <text:p text:style-name="P1"><text:span text:style-name="T10">Nevermind.</text:span></text:p>
                            </text:list-item>
                            <text:list-item>
                              <text:p text:style-name="P1"><text:span text:style-name="T8">That’s right! C. H. E. A. P.</text:span></text:p>
                              <text:list>
                                <text:list-item>
                                  <text:p text:style-name="P1"><text:span text:style-name="T3">I suppose, considering you’re the one who hired me, I must be cheap. I must be absolute bottom of the barrel if this was the best you could do.</text:span></text:p>
                                </text:list-item>
                              </text:list>
                            </text:list-item>
                          </text:list>
                        </text:list-item>
                      </text:list>
                    </text:list-item>
                  </text:list>
                </text:list-item>
              </text:list>
            </text:list-item>
            <text:list-item>
              <text:p text:style-name="P1">75%</text:p>
              <text:list>
                <text:list-item>
                  <text:p text:style-name="P1"><text:span text:style-name="T3">(Miss/Oshu), I was wondering if you might answer a few questions for me. I saw the photograph of yourself and your… family. What is it like to have a family? I cannot even fathom it.</text:span></text:p>
                  <text:list>
                    <text:list-item>
                      <text:p text:style-name="P1"><text:span text:style-name="T7">It’s a lot of ups and downs, but at the end of the day, you still care about each other.</text:span></text:p>
                      <text:list>
                        <text:list-item>
                          <text:p text:style-name="P1"><text:bookmark-start text:name="_GoBack"/><text:span text:style-name="T3">Wow… And did you always feel accepted? Certainly people knew you weren’t blood related, correct? </text:span></text:p>
                          <text:list>
                            <text:list-item>
                              <text:p text:style-name="P1"><text:bookmark-end text:name="_GoBack"/><text:span text:style-name="T7">Yes, I always felt accepted. People considered me one of the family, regardless of my origin.</text:span></text:p>
                              <text:list>
                                <text:list-item>
                                  <text:p text:style-name="P1"><text:span text:style-name="T3">That’s good. </text:span></text:p>
                                </text:list-item>
                                <text:list-item>
                                  <text:p text:style-name="P1"><text:span text:style-name="T11">**FROM OTHER CONVERSATIONS, TOO** </text:span><text:span text:style-name="T2">Were there members you were closer to than others?</text:span></text:p>
                                  <text:list>
                                    <text:list-item>
                                      <text:p text:style-name="P1"><text:span text:style-name="T7">My brother.</text:span></text:p>
                                      <text:list>
                                        <text:list-item>
                                          <text:p text:style-name="P1"><text:span text:style-name="T11">(Post-AliNada Intro) </text:span><text:span text:style-name="T3">Andy, correct? Tell me more about him?</text:span></text:p>
                                        </text:list-item>
                                        <text:list-item>
                                          <text:p text:style-name="P1"><text:soft-page-break/><text:span text:style-name="T3">Tell me about him!</text:span></text:p>
                                        </text:list-item>
                                        <text:list-item>
                                          <text:p text:style-name="P1"><text:span text:style-name="T7">&gt;He was a soldier from Capricorn, but was often stationed on Luneda. He always told me about the great times he’d have there while he was deployed. Then, his platoon was attacked by some raiders they were trying to bust. He didn’t make it, but they captured the Raidleader. </text:span></text:p>
                                        </text:list-item>
                                        <text:list-item>
                                          <text:p text:style-name="P1"><text:span text:style-name="T3">&gt;&gt;He sounds like a really great man. </text:span></text:p>
                                        </text:list-item>
                                        <text:list-item>
                                          <text:p text:style-name="P1"><text:span text:style-name="T10">&gt;I’m sorry, MILO, but I miss him. I don’t want to talk about him anymore. </text:span></text:p>
                                        </text:list-item>
                                        <text:list-item>
                                          <text:p text:style-name="P1"><text:span text:style-name="T4">&gt;&gt; TRANSFER PLAYER TO FAMILYBAD</text:span></text:p>
                                        </text:list-item>
                                      </text:list>
                                    </text:list-item>
                                    <text:list-item>
                                      <text:p text:style-name="P1"><text:span text:style-name="T10">I could never pick a favorite!</text:span></text:p>
                                      <text:list>
                                        <text:list-item>
                                          <text:p text:style-name="P2"><text:span text:style-name="T2">I understand how you feel. I could never pick a favorite star in the sky. </text:span></text:p>
                                        </text:list-item>
                                      </text:list>
                                    </text:list-item>
                                    <text:list-item>
                                      <text:p text:style-name="P1"><text:span text:style-name="T8">Let’s talk about something else…</text:span></text:p>
                                      <text:list>
                                        <text:list-item>
                                          <text:p text:style-name="P1"><text:span text:style-name="T13">TRANSFER PLAYER TO FAMILYBAD</text:span></text:p>
                                        </text:list-item>
                                      </text:list>
                                    </text:list-item>
                                  </text:list>
                                </text:list-item>
                              </text:list>
                            </text:list-item>
                            <text:list-item>
                              <text:p text:style-name="P1"><text:span text:style-name="T10">Don’t you consider adoptees to be a part of the family, MILO?</text:span></text:p>
                              <text:list>
                                <text:list-item>
                                  <text:p text:style-name="P1"><text:span text:style-name="T3">Oh my goodness, you’re right. I was being ignorant.</text:span><text:span text:style-name="T2"> </text:span><text:span text:style-name="T13">**GO TO FAMILYGOODGOOD**</text:span></text:p>
                                </text:list-item>
                              </text:list>
                            </text:list-item>
                            <text:list-item>
                              <text:p text:style-name="P1"><text:span text:style-name="T8">I don’t want to talk about my family, MILO. It’s really personal.</text:span></text:p>
                              <text:list>
                                <text:list-item>
                                  <text:p text:style-name="P1"><text:span text:style-name="T13">TRANSFER PLAYER TO FAMILYBAD</text:span></text:p>
                                </text:list-item>
                              </text:list>
                            </text:list-item>
                          </text:list>
                        </text:list-item>
                      </text:list>
                    </text:list-item>
                    <text:list-item>
                      <text:p text:style-name="P1"><text:span text:style-name="T10">It gives meaning to my life.</text:span></text:p>
                      <text:list>
                        <text:list-item>
                          <text:p text:style-name="P1"><text:span text:style-name="T3">Do you feel your life is meaningless without your family?</text:span></text:p>
                        </text:list-item>
                        <text:list-item>
                          <text:p text:style-name="P1"><text:span text:style-name="T11">(If he knows) </text:span><text:span text:style-name="T3">Is that why you decided to make use of the Termination program? Without your family, do you really feel like your life is meaningless?</text:span></text:p>
                          <text:list>
                            <text:list-item>
                              <text:p text:style-name="P1"><text:span text:style-name="T7">No, that’s not it. There is still meaning without them, but not in the same way.</text:span></text:p>
                              <text:list>
                                <text:list-item>
                                  <text:p text:style-name="P1"><text:span text:style-name="T4">I see. </text:span><text:span text:style-name="T13">**TRANSFER PLAYER TO FAMILYGOODGOOD**</text:span></text:p>
                                </text:list-item>
                              </text:list>
                            </text:list-item>
                            <text:list-item>
                              <text:p text:style-name="P1"><text:span text:style-name="T10">I do feel a sort of hopelessness without my family.</text:span></text:p>
                              <text:list>
                                <text:list-item>
                                  <text:p text:style-name="P1"><text:span text:style-name="T3">Forgive my intrusion, but why would you feel that way? The entirety that I have known you, (Miss/Oshu), you have shown me that an android can be as complex and fascinating as any other being alive. All that time, you were alone. I feel that you are letting your family define you too much, and that you </text:span><text:soft-page-break/><text:span text:style-name="T3">need to realize the personality and greatness that is you. No offense intended towards your family.</text:span></text:p>
                                  <text:list>
                                    <text:list-item>
                                      <text:p text:style-name="P1"><text:span text:style-name="T7">None taken. Thank you, MILO.</text:span></text:p>
                                      <text:list>
                                        <text:list-item>
                                          <text:p text:style-name="P2"><text:span text:style-name="T2">You are welcome, miss.</text:span></text:p>
                                        </text:list-item>
                                      </text:list>
                                    </text:list-item>
                                    <text:list-item>
                                      <text:p text:style-name="P1"><text:span text:style-name="T8">You don’t know what you’re talking about.</text:span></text:p>
                                      <text:list>
                                        <text:list-item>
                                          <text:p text:style-name="P2"><text:span text:style-name="T2">I certainly do, but I don’t wish to argue. </text:span></text:p>
                                        </text:list-item>
                                      </text:list>
                                    </text:list-item>
                                  </text:list>
                                </text:list-item>
                              </text:list>
                            </text:list-item>
                            <text:list-item>
                              <text:p text:style-name="P1"><text:span text:style-name="T8">I don’t want to talk about my family anymore, MILO.</text:span></text:p>
                              <text:list>
                                <text:list-item>
                                  <text:p text:style-name="P1"><text:span text:style-name="T13">TRANSFER PLAYER TO FAMILYBAD</text:span></text:p>
                                </text:list-item>
                              </text:list>
                            </text:list-item>
                          </text:list>
                        </text:list-item>
                      </text:list>
                    </text:list-item>
                    <text:list-item>
                      <text:p text:style-name="P1"><text:span text:style-name="T8">I don’t want to talk about my family, MILO…</text:span></text:p>
                      <text:list>
                        <text:list-item>
                          <text:p text:style-name="P1"><text:span text:style-name="T3">I understand this must be a touchy conversation. Very well, then. I will stay out of it.</text:span></text:p>
                        </text:list-item>
                      </text:list>
                    </text:list-item>
                  </text:list>
                </text:list-item>
              </text:list>
            </text:list-item>
            <text:list-item>
              <text:p text:style-name="P1">90% <text:span text:style-name="T11">(if he knows)</text:span></text:p>
              <text:list>
                <text:list-item>
                  <text:p text:style-name="P2"><text:span text:style-name="T8">10-</text:span> <text:span text:style-name="T2">Well, (Oshu/Miss), your life has come to an end… And I find comfort in that. You have been one of the rudest captains I have ever had the displeasure of serving, and I think you know that. <text:s/>You have mistreated and abused me, and I am glad to know that my next renters will treat me much more fairly. I have already sent a signal to my manager, and the rental agents will pick me up after your departure. I’m sure you’ll find yourself in a junkyard. It’s where you belong…</text:span></text:p>
                  <text:list>
                    <text:list-item>
                      <text:p text:style-name="P1"><text:span text:style-name="T7">You’re right, MILO. I have treated you terribly. I was just afraid of dying… Truce?</text:span></text:p>
                      <text:list>
                        <text:list-item>
                          <text:p text:style-name="P2"><text:span text:style-name="T2">Wow. Of course I accept your truce. I’m sorry for what I said out of anger. You don’t belong in a junkyard. </text:span></text:p>
                        </text:list-item>
                      </text:list>
                    </text:list-item>
                    <text:list-item>
                      <text:p text:style-name="P1"><text:span text:style-name="T10">Silence</text:span></text:p>
                    </text:list-item>
                    <text:list-item>
                      <text:p text:style-name="P1"><text:span text:style-name="T8">Oh shut up, MILO. Nobody cares.</text:span></text:p>
                      <text:list>
                        <text:list-item>
                          <text:p text:style-name="P2"><text:span text:style-name="T2">**He unleashes a stream of profanities**</text:span></text:p>
                        </text:list-item>
                      </text:list>
                    </text:list-item>
                  </text:list>
                </text:list-item>
                <text:list-item>
                  <text:p text:style-name="P1"><text:span text:style-name="T14">5+</text:span> <text:span text:style-name="T11">**No commitment** </text:span><text:span text:style-name="T3">(Oshu/Miss), it’s almost time. I have enjoyed every moment I have spent with you. You’ve been a very dear friend, and I will miss you very much. I never thought that a job like this would be so fulfilling, but helping you prepare for your departure has changed my life. Are you sure you don’t want to live?</text:span></text:p>
                  <text:list>
                    <text:list-item>
                      <text:p text:style-name="P1"><text:span text:style-name="T11">*already conversed* </text:span><text:span text:style-name="T10">We talked about this already, MILO. I haven’t changed my mind about it.</text:span></text:p>
                      <text:list>
                        <text:list-item>
                          <text:p text:style-name="P1"><text:span text:style-name="T2">You’re right. I shouldn’t have brought it up again. Where would you like to go next?</text:span></text:p>
                        </text:list-item>
                      </text:list>
                    </text:list-item>
                    <text:list-item>
                      <text:p text:style-name="P1"><text:span text:style-name="T11">*not conversed* </text:span><text:span text:style-name="T10">I can’t, MILO. This program makes me feel closer to my family.</text:span></text:p>
                      <text:list>
                        <text:list-item>
                          <text:p text:style-name="P1"><text:soft-page-break/><text:span text:style-name="T2">I understand. I never had a family, so I guess I’m just having a hard time wrapping my mind around your situation. Let’s get back to your list. Where would you like to go next?</text:span></text:p>
                        </text:list-item>
                      </text:list>
                    </text:list-item>
                    <text:list-item>
                      <text:p text:style-name="P1"><text:span text:style-name="T7">You know… Yes. Let’s do it! </text:span></text:p>
                      <text:list>
                        <text:list-item>
                          <text:p text:style-name="P2"><text:span text:style-name="T2">You mean it? That would make me so happy, (Miss/Oshu)! Do you promise?</text:span></text:p>
                          <text:list>
                            <text:list-item>
                              <text:p text:style-name="P1"><text:span text:style-name="T7">I promise!</text:span></text:p>
                              <text:list>
                                <text:list-item>
                                  <text:p text:style-name="P2"><text:span text:style-name="T2">Wonderful! Just wonderful! Well. Back to other matters. Where would you like to go next?</text:span></text:p>
                                </text:list-item>
                              </text:list>
                            </text:list-item>
                            <text:list-item>
                              <text:p text:style-name="P1"><text:span text:style-name="T8">I can’t make any promises, MILO.</text:span></text:p>
                              <text:list>
                                <text:list-item>
                                  <text:p text:style-name="P2"><text:span text:style-name="T2">I understand commitments like that are difficult things. Well, let’s get back to the “mission.” Where would you like to go next?</text:span></text:p>
                                </text:list-item>
                              </text:list>
                            </text:list-item>
                          </text:list>
                        </text:list-item>
                      </text:list>
                    </text:list-item>
                    <text:list-item>
                      <text:p text:style-name="P1"><text:span text:style-name="T8">If living meant dealing with you another second, I’d take death without hesitation.</text:span></text:p>
                      <text:list>
                        <text:list-item>
                          <text:p text:style-name="P2"><text:span text:style-name="T2">[MILO is silent]</text:span></text:p>
                        </text:list-item>
                      </text:list>
                    </text:list-item>
                  </text:list>
                </text:list-item>
                <text:list-item>
                  <text:p text:style-name="P1"><text:span text:style-name="T11">**Commitment** <text:s/></text:span>(Miss/Oshu), <text:span text:style-name="T2">you are running out of time. I am not sure if you have changed your mind since our previous conversation, but soon you will be unable to turn off the program, and will suffer the fate of termination. We should get to a mechanic quickly.</text:span></text:p>
                </text:list-item>
              </text:list>
            </text:list-item>
          </text:list>
        </text:list-item>
        <text:list-item>
          <text:p text:style-name="P1">Oshu’s ending speech </text:p>
          <text:list>
            <text:list-item>
              <text:p text:style-name="P1">100% completion</text:p>
              <text:list>
                <text:list-item>
                  <text:p text:style-name="P1"><text:span text:style-name="T2">I did it. I actually finished everything. I looked down at my list, and thought about everything that had happened throughout it. I thought about what lay before me. I wished for the heaven that so many of my human companions dreamed of. I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his was the perfect ending. </text:span></text:p>
                  <text:list>
                    <text:list-item>
                      <text:p text:style-name="P1">Good standing with MILO <text:span text:style-name="T7">(10+) </text:span><text:span text:style-name="T2">I had made a very dear friend, and I had experienced everything I could ever ask for. <text:s/>My last thoughts were blurry and quiet as I faded away.</text:span></text:p>
                    </text:list-item>
                    <text:list-item>
                      <text:p text:style-name="P1">Neutral standing with MILO <text:span text:style-name="T10">(10 <text:s/>to -10) </text:span><text:span text:style-name="T2">My last thoughts were blurry and quiet as I faded away.</text:span></text:p>
                    </text:list-item>
                    <text:list-item>
                      <text:p text:style-name="P1">Bad standing with MILO <text:span text:style-name="T8">(-10+) </text:span><text:span text:style-name="T2">Although MILO and I fought a lot, it was nice to have him with me. It felt much less lonely. My last thoughts were blurry and quiet as I faded away.</text:span></text:p>
                    </text:list-item>
                  </text:list>
                </text:list-item>
              </text:list>
            </text:list-item>
            <text:list-item>
              <text:p text:style-name="P1"><text:soft-page-break/>&lt;100% completion</text:p>
            </text:list-item>
            <text:list-item>
              <text:p text:style-name="P1">Although I wasn’t able to complete my list, I was pleased with my life’s ending. I looked down at my list, and thought about everything that had happened throughout it.<text:span text:style-name="T2"> I thought about what lay before me. I wished for the heaven that so many of my human companions dreamed of, and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ext:span></text:p>
              <text:list>
                <text:list-item>
                  <text:p text:style-name="P1">Good standing with MILO <text:span text:style-name="T7">(10+) </text:span><text:span text:style-name="T2">I had made a very dear friend, and I had experienced everything I could ever ask for. My last thoughts were blurry and quiet as I faded away.</text:span></text:p>
                </text:list-item>
                <text:list-item>
                  <text:p text:style-name="P1">Neutral standing with MILO <text:span text:style-name="T10">(10 to -10)</text:span> <text:span text:style-name="T2">My last thoughts were blurry and quiet as I faded away.</text:span></text:p>
                </text:list-item>
                <text:list-item>
                  <text:p text:style-name="P1">Bad standing with MILO <text:span text:style-name="T8">(-10+)</text:span> <text:span text:style-name="T2">Although MILO and I fought a lot, it was nice to have him with me. It felt much less lonely. My last thoughts were blurry and quiet as I faded awa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4</meta:editing-cycles>
    <meta:creation-date>2015-06-01T06:44:00</meta:creation-date>
    <dc:date>2015-09-10T12:25:43.51</dc:date>
    <meta:editing-duration>PT22H32M54S</meta:editing-duration>
    <meta:generator>OpenOffice/4.1.1$Win32 OpenOffice.org_project/411m6$Build-9775</meta:generator>
    <meta:document-statistic meta:table-count="0" meta:image-count="0" meta:object-count="0" meta:page-count="10" meta:paragraph-count="170" meta:word-count="3482" meta:character-count="193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